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DejaVu Sans" fo:font-size="14pt" officeooo:rsid="00175d01" officeooo:paragraph-rsid="00175d01" style:font-size-asian="14pt" style:font-size-complex="14pt"/>
    </style:style>
    <style:style style:name="P2" style:family="paragraph" style:parent-style-name="Standard">
      <style:paragraph-properties fo:line-height="200%"/>
      <style:text-properties officeooo:paragraph-rsid="00175d01"/>
    </style:style>
    <style:style style:name="T1" style:family="text">
      <style:text-properties style:font-name="DejaVu Sans" fo:font-size="14pt" officeooo:rsid="00175d01" style:font-size-asian="14pt" style:font-size-complex="14pt"/>
    </style:style>
    <style:style style:name="T2" style:family="text">
      <style:text-properties style:font-name="DejaVu Sans" fo:font-size="14pt" officeooo:rsid="00175d01" style:font-name-asian="DejaVu Sans2" style:font-size-asian="14pt" style:font-name-complex="Lohit Hindi" style:font-size-complex="14pt"/>
    </style:style>
    <style:style style:name="T3" style:family="text">
      <style:text-properties style:font-name="DejaVu Sans1" style:font-name-asian="DejaVu Sans1" style:font-name-complex="DejaVu Sans1"/>
    </style:style>
    <style:style style:name="T4" style:family="text">
      <style:text-properties style:font-name="DejaVu Sans1" fo:font-size="14pt" officeooo:rsid="00175d01" style:font-name-asian="DejaVu Sans1" style:font-size-asian="14pt" style:font-name-complex="DejaVu Sans1" style:font-size-complex="14pt"/>
    </style:style>
    <style:style style:name="T5" style:family="text">
      <style:text-properties style:font-name-asian="DejaVu Sans2" style:font-name-complex="Lohit Hind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☐</text:span><text:span text:style-name="T2"> <text:s text:c="2"/></text:span><text:span text:style-name="T1">Equipment duffle bag</text:span></text:p>
      <text:p text:style-name="P1"><text:span text:style-name="T3">☐</text:span><text:span text:style-name="T5"> <text:s text:c="2"/></text:span>Crescent wrench(es) &gt;= 1-1/8" opening</text:p>
      <text:p text:style-name="P1"><text:span text:style-name="T3">☐</text:span><text:span text:style-name="T5"> <text:s text:c="2"/></text:span>Kitchen scale</text:p>
      <text:p text:style-name="P1"><text:span text:style-name="T3">☐</text:span><text:span text:style-name="T5"> <text:s text:c="2"/></text:span>Hanging scale</text:p>
      <text:p text:style-name="P1"><text:span text:style-name="T3">☐</text:span><text:span text:style-name="T5"> <text:s text:c="2"/></text:span>Regulator and custom fill connector</text:p>
      <text:p text:style-name="P1"><text:span text:style-name="T3">☐</text:span><text:span text:style-name="T5"> <text:s text:c="2"/></text:span>Cotton (jersey/gardening) gloves</text:p>
      <text:p text:style-name="P1"><text:span text:style-name="T3">☐</text:span><text:span text:style-name="T5"> <text:s text:c="2"/></text:span>Leather gloves</text:p>
      <text:p text:style-name="P1"><text:span text:style-name="T3">☐</text:span><text:span text:style-name="T5"> <text:s text:c="2"/></text:span>Zip tie cutter</text:p>
      <text:p text:style-name="P1"><text:span text:style-name="T3">☐</text:span><text:span text:style-name="T5"> <text:s text:c="2"/></text:span>Binoculars</text:p>
      <text:p text:style-name="P1"><text:span text:style-name="T3">☐</text:span><text:span text:style-name="T5"> <text:s text:c="2"/></text:span>Helium tanks</text:p>
      <text:p text:style-name="P1"><text:span text:style-name="T3">☐</text:span><text:span text:style-name="T5"> <text:s text:c="2"/></text:span>Ground tarp</text:p>
      <text:p text:style-name="P1"><text:span text:style-name="T3">☐</text:span><text:span text:style-name="T5"> <text:s text:c="2"/></text:span>Duct tape</text:p>
      <text:p text:style-name="P1"><text:span text:style-name="T3">☐</text:span><text:span text:style-name="T5"> <text:s text:c="2"/></text:span>Parachute</text:p>
      <text:p text:style-name="P1"><text:span text:style-name="T3">☐</text:span><text:span text:style-name="T5"> <text:s text:c="2"/></text:span>Balloons (two for redundancy)</text:p>
      <text:p text:style-name="P1"><text:span text:style-name="T3">☐</text:span><text:span text:style-name="T5"> <text:s text:c="2"/></text:span>Extendable painters pole (30’) with roller mount for hook if desired</text:p>
      <text:p text:style-name="P1"><text:span text:style-name="T3">☐</text:span><text:span text:style-name="T5"> <text:s text:c="2"/></text:span>A copy of the Far Horizons Flight Log Sheet</text:p>
      <text:p text:style-name="P1"><text:span text:style-name="T3">☐</text:span><text:span text:style-name="T5"> <text:s text:c="2"/></text:span>Instructions for the use of the log sheet</text:p>
      <text:p text:style-name="P1"><text:span text:style-name="T3">☐</text:span><text:span text:style-name="T5"> <text:s text:c="2"/></text:span>Flight path prediction print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wright </meta:initial-creator>
    <meta:creation-date>2013-12-30T12:19:20.191564414</meta:creation-date>
    <dc:date>2013-12-30T12:25:50.593993823</dc:date>
    <dc:creator>jwright </dc:creator>
    <meta:editing-duration>P0D</meta:editing-duration>
    <meta:editing-cycles>1</meta:editing-cycles>
    <meta:document-statistic meta:table-count="0" meta:image-count="0" meta:object-count="0" meta:page-count="1" meta:paragraph-count="18" meta:word-count="87" meta:character-count="513" meta:non-whitespace-character-count="408"/>
    <meta:generator>LibreOffice/4.1.3.2$Linux_X86_64 LibreOffice_project/410m0$Build-2</meta:generator>
  </office:meta>
</office:document-meta>
</file>